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GoBack"/><text:span text:style-name="T1">14 października 1999 r.</text:span></text:p>
      <text:p text:style-name="P1"><text:span text:style-name="T2">Wiceprezes Rady Ministrów Minister Finansów Leszek Balcerowicz:</text:span></text:p>
      <text:p text:style-name="P1"><text:span text:style-name="T1">    Dziękuję bardzo.</text:span></text:p>
      <text:p text:style-name="P1"><text:span text:style-name="T1">    Panie Marszałku! Wysoka Izbo! Moim zadaniem dzisiaj jest przedstawienie głównych punktów dotyczących budżetu na rok 2000, budżetu, który przedstawiam w imieniu koalicyjnego rządu Akcji Wyborczej Solidarność i Unii Wolności. Jest to budżet szczególny nie tylko ze względu na symboliczną datę 2000 r. i nie tylko ze względu na to, że to jest budżet 10-lecia polskiej transformacji. Jest on szczególny dlatego, że jest bardzo ważną częścią pakietu odpowiedzi na pytania o zagrożenia, zadania i szanse, jakie stoją przed naszym krajem.</text:span></text:p>
      <text:p text:style-name="P1"><text:span text:style-name="T1">    Od 10 lat Polska nadrabia dystans do najbardziej zamożnych krajów świata. Najważniejsze decyzje dotyczące drogi, jaką wybraliśmy, zapadały na tej sali 10 lat temu w efekcie wyborów 1989 r. i zapadały później. Owe decyzje rzadko były łatwe. Generalnie w czasach przełomowych jest bardzo niewiele decyzji łatwych, a dobrych dla rozwoju. Dla rozwoju trzeba bardzo często podejmować decyzje trudne, a jak się ich unika, to płaci rozwój, czyli płacą ludzie - tyle tylko, że w nieco dalszej perspektywie. O generalnej trafności decyzji, które były podejmowane na początku, w niektórych przynajmniej przypadkach w latach następnych mogą świadczyć obiektywne fakty i to, że gospodarka polska na tle innych krajów świata, w tym krajów OECD, zaliczana jest do kilku najszybciej rozwijających się, że inwestycje zagraniczne napływają do naszego kraju, że poważne instytucje ratingowe poprawiają oceny naszej gospodarki, że Komisja Europejska w ostatnim raporcie oceniła pozytywnie stan naszej gospodarki.</text:span></text:p>
      <text:p text:style-name="P1"><text:span text:style-name="T1">    Panie Marszałku! Wysoka Izbo! Podobnie jak i dotychczas, tak i w przyszłości decyzje tutaj podejmowane będą miały kluczowe znaczenie dla tempa, charakteru naszego rozwoju, dla kształtu i jakości polskiego państwa. Jednym z najważniejszych zadań, jakiemu musimy sprostać, jest tworzenie lepszych warunków w celu utworzenia dużo większej liczby miejsc pracy, albowiem w tym roku i w następnym na rynku pracy pojawi się, co roku, kilkaset tysięcy młodych ludzi. I jest chyba oczywiste, że nie stworzymy im dobrych miejsc pracy przez rozbudowę biurokracji, ani także przez rozwój robót publicznych, tylko przez umożliwienie przedsiębiorstwom małym, średnim i dużym szybszego tworzenia miejsc pracy. Jeżeli czasami mówimy: polityka prospołeczna, że troszczymy się o społeczeństwo, to chyba nie możemy oderwać tego od troski, co więcej, od czynu, który by, zrealizowany, pozwolił zaoferować polskim przedsiębiorcom większą liczbę trwałych, dobrych i konkurencyjnych miejsc pracy dla młodych ludzi w Polsce. Wydaje mi się, że słowo społeczny, prospołeczny, jeżeli się to pomija albo temu szkodzi, w gruncie rzeczy sygnalizuje antyspołeczne postępowanie.</text:span></text:p>
      <text:p text:style-name="P1"><text:span text:style-name="T1">    Innym ważnym zadaniem jest szybkie i dobre przygotowanie Polski do wejścia do Unii Europejskiej. Jest to w naszym narodowym interesie. Rdzeniem tego przygotowania są zmiany, które i tak musielibyśmy robić, nawet gdyby z jakiegoś powodu to wejście było nierealne albo nie brane w rachubę. Rdzeniem tego przygotowania jest umacnianie stabilności i rozwoju polskiej gospodarki i wzmacnianie polskiego państwa, tak aby ono lepiej wykonywało podstawowe zadania w zapewnianiu ludziom bezpieczeństwa, dobrego porządku prawnego, który jest nie tylko tworzony, ale i egzekwowany, zapewnienie minimalnej a bezpiecznej sieci opieki socjalnej. Te zadania musielibyśmy wykonywać w każdych okolicznościach. Robimy to dla siebie, a nie dla innych. I warto to robić dobrze i skutecznie.</text:span></text:p>
      <text:p text:style-name="P1"><text:soft-page-break/><text:span text:style-name="T1">    Panie Marszałku! Wysoka Izbo! Budżet, a ściślej pakiet budżetowy, który dzisiaj prezentuję, jest wyrazem, sposobem realizacji wcześniejszych strategicznych dokumentów rządowych. I bez jego akceptacji owe dokumenty stawałyby się nieważne całkowicie lub częściowo. Mam tu na myśli ˝Strategię rozwoju gospodarki 2000-2003˝ oraz ˝Strategię finansów publicznych i rozwoju 2000-2010˝. Dzisiaj prezentujemy konkret zawarty już we wcześniejszych strategicznych decyzjach rządu. </text:span></text:p>
      <text:p text:style-name="P1"><text:span text:style-name="T1">    Chcę parę słów powiedzieć o sytuacji wyjściowej. Wiemy, że w tym roku tempo wzrostu polskiej gospodarki będzie niższe niż w latach poprzednich, ale na tle innych krajów - i tak zawsze trzeba oceniać tempo wzrostu - Polska utrzyma się w czołówce krajów OECD. Co więcej, po pierwszym okresie tego roku, nad którym ciążyły jeszcze echa wstrząsów zewnętrznych - kryzysu rosyjskiego, zwolnienia rozwoju w gospodarce niemieckiej - odnotowujemy sygnały świadczące o przyspieszeniu wzrostu w polskiej gospodarce. I jeżeli podejdziemy do problemu rzetelnie, odwołując się między innymi do opinii bezstronnych obserwatorów, którzy nie są zainteresowani tendencyjnymi ocenami i mają jednocześnie odpowiednią wiedzę, to musimy stwierdzić, że polska gospodarka na tle innych gospodarek naszego regionu obronną ręką przeszła przez trudniejszy czas: końcówkę zeszłego roku i pierwszą połowę tego roku. To zostało odnotowane w ocenach miarodajnych, bezstronnych instytucji ratingowych. Nie wynika z tego, że w polskiej gospodarce nie ma zjawisk bądź procesów, którymi trzeba się niepokoić. Trzeba jednak niepokoić się produktywnie, to znaczy nie deklarować, że takie zjawiska są, lecz z ich istnienia wyciągać wnioski w zakresie polityki gospodarczej. Wszystko inne jest pustosłowiem. Takim zjawiskiem, które z całą pewnością trzeba mieć pod baczną obserwacją, jest wzrost deficytu w obrotach bieżących, który przekroczy najprawdopodobniej 6% PKB. Co to jednak znaczy wyciągać wnioski z tego zjawiska? To znaczy prowadzić politykę gospodarczą, która będzie umacniać finanse publiczne, zapewniać wzmocnienie stabilności gospodarki i zwiększać konkurencyjność przedsiębiorstw zarówno od strony strukturalnej, jak i bieżącej sytuacji ekonomicznej. To między innymi powinno skłaniać wszystkich - w interesie własnym i społecznym - aby wykazywać umiarkowanie płacowe.</text:span></text:p>
      <text:p text:style-name="P1"><text:span text:style-name="T1">    Wczoraj późnym wieczorem wróciłem z Finlandii, do której udałem się z krótką wizytą. Tam jest jedno słowo kluczowe, które łączy, a nie dzieli w intensywnym dialogu społecznym między rządem, pracodawcami i związkami zawodowymi. (Oklaski)</text:span></text:p>
      <text:p text:style-name="P1"><text:span text:style-name="T1">    (Głos z sali: No właśnie.)</text:span></text:p>
      <text:p text:style-name="P1"><text:span text:style-name="T1">    (Głos z sali: Brawo!)</text:span></text:p>
      <text:p text:style-name="P1"><text:span text:style-name="T1">    Dziękuję bardzo. Tym słowem, proszę państwa, jest konkurencyjność. Uwaga wszystkich stron skupia się na tym, jak zwiększyć konkurencyjność przedsiębiorstw, bo każdy wie - niezależnie od tego, czy jest to przedstawiciel związku zawodowego czy pracodawca, czy też przedstawiciel rządu - że od tego zależy sytuacja milionów ludzi.</text:span></text:p>
      <text:p text:style-name="P1"><text:span text:style-name="T1">    (Głos z sali: To się nazywa korporatyzm.)</text:span></text:p>
      <text:p text:style-name="P1"><text:span text:style-name="T1">    I może właśnie to słowo ˝konkurencyjność˝ i troska o nią w praktyce, a nie w słowie, powinno być płaszczyzną dyskusji nad najważniejszymi sprawami gospodarczymi, które zarazem, ponieważ dotyczą milionów ludzi, są sprawami społecznymi. Zresztą oderwanie spraw społecznych od gospodarczych jest sztuczne.</text:span></text:p>
      <text:p text:style-name="P1"><text:span text:style-name="T1">    Szanowni Państwo! Chciałbym teraz przedstawić pewną logikę projektowania budżetu, której nie da się oderwać od całości polityki społeczno-gospodarczej, a </text:span><text:soft-page-break/><text:span text:style-name="T1">następnie wedle tej przedstawionej krótko logiki omówić główne aspekty ustawy budżetowej.</text:span></text:p>
      <text:p text:style-name="P1"><text:span text:style-name="T1">    Są cztery grupy czynników, na które trzeba zwrócić uwagę, gdy w sposób odpowiedzialny projektuje się budżet danego kraju.</text:span></text:p>
      <text:p text:style-name="P1"><text:span text:style-name="T1">    Po pierwsze, trzeba przyjąć założenia co do czynników, które wpływają na nas, na naszą gospodarkę, ale które są od nas niezależne. Chodzi tu przede wszystkim o prognozy dotyczące gospodarki światowej, szczególnie tych krajów, które są głównymi partnerami. Dalej chodzi o takie czynniki wewnętrzne, które są dane, które są zdeterminowane i mają istotny wpływ na sytuację gospodarczą, a same nie poddają się w ogóle albo poddają się na krótką metę kontroli. Do takich czynników należy głównie tendencja demograficzna. Wyż demograficzny jest czynnikiem danym, powstał znacznie wcześniej, my zaś musimy zapewnić warunki dla tworzenia miejsc pracy dla setek tysięcy młodych ludzi. Te bardzo ważne czynniki należy trafnie prognozować, zawsze z jakimś marginesem błędu.</text:span></text:p>
      <text:p text:style-name="P1"><text:span text:style-name="T1">    Druga grupa czynników to polityka gospodarcza inna niż sam budżet. Chodzi tu o to, jaki będzie rozwój sytuacji w sektorze przedsiębiorstw. W dużej mierze zależy to od wysiłku samych przedsiębiorców; rząd nie zrobi za nich reform w przedsiębiorstwach. Rząd jest natomiast zobowiązany stwarzać warunki umożliwiające naprawę przedsiębiorstw lub skłaniające do tej naprawy; taki jest obowiązek rządu w wolnej gospodarce. Ale w kraju dokonującym transformacji rząd odpowiada za tempo prywatyzacji i tempo uzdrawiania chorych sektorów. W zależności od tego, jak się to kształtuje, mamy taką a nie inną sytuację budżetową. W budżecie bowiem zawsze odbija się zarówno świat zewnętrzny, jak i świat krajowy. Bardzo ważna jest również sytuacja w innych jednostkach sektora finansów publicznych, np. w ZUS. Tu przyjęto założenia dotyczące uzdrawiania sytuacji; niezwykle ważne założenia, które zawsze trzeba przyjmować, dotyczące tempa uzdrawiania sektorów ekonomicznie chorych, tzn. przynoszących straty, które w strategii rządowej miały i mają być uzdrowione. Wreszcie ogromną rolę w całościowej polityce gospodarczej odgrywa polityka centralnego banku, polityka Narodowego Banku Polskiego. Planując budżet, przyjęliśmy pewne założenia, które krótko przedstawię. </text:span></text:p>
      <text:p text:style-name="P1"><text:span text:style-name="T1">    Trzecia grupa czynników to założenia dotyczące kształtu samego budżetu. Kształt budżetu jest częścią polityki gospodarczej, ale nie całością. Kształt samego budżetu obejmuje przede wszystkim trzy sprawy. Po pierwsze, jaki jest poziom fiskalizmu i charakter systemu podatkowego. Po drugie, jakie jest saldo zarówno budżetu państwa, jak i całości finansów publicznych, tzn. czy się żyje na kredyt, kosztem przyszłych pokoleń, czy - jak w niektórych krajach, a ich liczba rośnie - ma się budżet zrównoważony lub nawet z nadwyżką. I wreszcie, po trzecie, chodzi o to, na co wydaje się publiczne pieniądze, w jakiej mierze na wydatki związane ściśle z rozwojem i wykonywaniem przez państwo jego podstawowych zadań, a w jakiej mierze na inne cele o charakterze bieżącej konsumpcji. Chodzi także o jakość wydatkowania; jak wiadomo, w Polsce mamy ciągle jeszcze mnóstwo do zrobienia.</text:span></text:p>
      <text:p text:style-name="P1"><text:span text:style-name="T1">    Proszę Państwa! Są trzy grupy czynników, które określają sytuację gospodarczą. Czwartym punktem jest właśnie sytuacja gospodarcza, a konkretniej, przewidywane tempo rozwoju i inflacja, poziom zatrudnienia i związany z tym poziom bezrobocia. Wszystko to zależy od tego, co się będzie działo w otoczeniu, od demografii, od jakości polityki pozabudżetowej odnoszącej się do przedsiębiorstw i innych jednostek gospodarczych, od jakości otoczenia prawnego i wreszcie od kształtu samego budżetu. Czyli nie da się wyizolować budżetu z całości. Nie można mieć dobrego budżetu przy złej pozabudżetowej polityce gospodarczej i dlatego musi to być </text:span><text:soft-page-break/><text:span text:style-name="T1">koordynowane. Chcę powiedzieć tu jeszcze jedno - ta polityka gospodarcza ma znaczenie nie tylko krótkookresowe. Prywatyzacja ma znaczenie nie tylko dla roku budżetowego, ale i dla lat następnych, bo od niej zależy sposób działania przedsiębiorstw i to, czy będą miały zyski, czy też straty. Kształt tego budżetu jest bardzo ważny nie tylko dla 2000 r., ale i dla lat następnych, bo od tego zależy, ile będziemy musieli wydatkować na obsługę długu. Jeżeli byłby większy deficyt, to w budżetach lat następnych trzeba by więcej pieniędzy przeznaczyć na obsługę długu publicznego, czyli odpowiednio mniej pieniędzy mieć na inne wydatki, w tym wydatki związane z umacnianiem państwa i z rozwojem, tym niezbywalnym warunkiem polepszania sytuacji życiowej milionów ludzi. Czyli, jak widać, projektując budżet na dany rok wraz z całym pakietem spraw, które są nierozerwalnie z nim związane, decydujemy nie tylko o przyszłości na dany rok, ale i na następne lata. I na tym polega waga tych decyzji. One muszą być całościowe i z natury rzeczy nie są krótkookresowe.</text:span></text:p>
      <text:p text:style-name="P1"><text:span text:style-name="T1">    Chciałbym teraz wedle przedstawionych czterech grup zagadnień omówić główne założenia budżetu.</text:span></text:p>
      <text:p text:style-name="P1"><text:span text:style-name="T1">    Czynniki zewnętrzne. Proszę państwa, jedno jest pewne: Polska gospodarka będzie poddawana stopniowo rosnącej presji konkurencyjnej. To jest efekt wcześniej podjętych decyzji - przez kolejne rządy - decyzji, których w żadnej mierze nie kwestionuję. Zdecydowaliśmy się na stopniowe otwarcie gospodarki, wiedząc, że otwarcie przynosi szansę na rozwój, ale także przynosi zadania do rozwiązania. I jest naprawdę tylko jedna dobra odpowiedź na rosnącą presję konkurencyjną, i o niej mówiłem: konkurencyjność przedsiębiorstw, umacnianie konkurencyjności przedsiębiorstw. To się da skonkretyzować w postulatach dotyczących polityki społeczno-gospodarczej. Najkrócej mówiąc, trzeba tworzyć takie warunki, żeby ludzie w przedsiębiorstwach, ci, którzy decydują, mogli maksymalnie dużo czasu przeznaczyć na ich naprawianie, jeśli są w złej sytuacji, czyli jak najmniej biurokracji, która wiąże się także z korupcją. Chodzi o to, aby właścicielami byli ci, którzy nie podlegają bieżącym presjom politycznym, czyli o odpolitycznienie przedsiębiorstw przez prywatyzację. Dalej: aby otoczenie prawne nie było ciężarem i aby przedsiębiorstwa, jeśli mają tworzyć więcej miejsc pracy, nie były dławione ciężarem fiskalizmu.</text:span></text:p>
      <text:p text:style-name="P1"><text:span text:style-name="T1">    Myślę, że co najmniej te warunki to jest konkretna odpowiedź na hasło: zwiększać konkurencyjność, jeśli rośnie konkurencja. Zadanie zwiększania konkurencyjności poprzez działania, o których miałem okazję powiedzieć, dotyczy szczególnie tych sektorów, które do tej pory korzystały z przejściowej ochrony, czasami wydłużonej w czasie. Ale bardziej się tego nie da wydłużyć. Nie da się po prostu wydłużyć bez narażenia na szwank naszych podstawowych zewnętrznych interesów związanych z negocjacjami z Unią Europejską. Mam tu na myśli: hutnictwo, w pewnej perspektywie transport kolejowy - tu też nastąpi otwarcie - i energetykę. To są te główne przykłady sektorów, w których potrzeba wzrostu konkurencyjności - wobec przyrostu - jest kluczowa. Ale dotyczy to, może w mniejszym natężeniu, wszystkich innych przedsiębiorstw.</text:span></text:p>
      <text:p text:style-name="P1"><text:span text:style-name="T1">    Mówiąc o czynnikach zewnętrznych, chciałbym także powiedzieć, że są one obarczone nadal sporą niepewnością. Nikt dokładnie nie jest w stanie przewidzieć rozwoju sytuacji na Wall Street. Od tego w kluczowy sposób zależy to, czy amerykański cud gospodarczy - bardzo szybki wieloletni wzrost - utrzyma się czy się nie utrzyma, a jeśli się nie utrzyma, to w jaki sposób, miękko czy niemiękko.</text:span></text:p>
      <text:p text:style-name="P1"><text:span text:style-name="T1">    My przyjmujemy założenie - tak jak większość analityków życia gospodarczego - że nie będzie załamania, a jeżeli będzie zakończenie tego cudu gospodarczego, to w </text:span><text:soft-page-break/><text:span text:style-name="T1">sposób łagodny. Więcej za tym przemawia niż za czymś innym. Ale jest oczywiście spory margines niepewności.</text:span></text:p>
      <text:p text:style-name="P1"><text:span text:style-name="T1">    Przyjmujemy, że w gospodarce niemieckiej, która jest naszym głównym partnerem (to jest trzydzieści parę procent polskiego eksportu), przyszły rok przyniesie szybszy wzrost gospodarczy niż ten rok. Gdyby to założenie miało się nie spełnić, oczywiście warunki działania byłyby gorsze niż przewidywane w budżecie. </text:span></text:p>
      <text:p text:style-name="P1"><text:span text:style-name="T1">    Przyjmujemy, że nasz eksport na rynki wschodnie, w tym do Rosji, nie może nadal spadać...</text:span></text:p>
      <text:p text:style-name="P1"><text:span text:style-name="T1">    (Głos z sali: Na skutek czego?)</text:span></text:p>
      <text:p text:style-name="P1"><text:span text:style-name="T1">    ...bo już drastycznie spadł wskutek załamania gospodarczego w tym kraju. Są pewne objawy ożywienia gospodarczego w tym kraju, ale wysoce niepewne z powodu sytuacji politycznej. Nie przyjmujemy tutaj superoptymistycznych założeń co do wzrostu eksportu. Zakładamy, że nie będzie pogorszenia. I to jest założenie realistyczne. Tyle, jeżeli chodzi o pierwszy czynnik.</text:span></text:p>
      <text:p text:style-name="P1"><text:span text:style-name="T1">    Zewnętrzne determinanty naszego rozwoju. O tendencjach demograficznych już mówiłem. Są one wielkim wyzwaniem. Mamy tu moralne - nie tylko polityczne, proszę państwa - obowiązki. Spełnia się je nie deklaracjami, tylko uelastycznieniem rynku pracy, odciążeniem pracodawców, uproszczeniem i obniżeniem podatków bezpośrednich, zniesieniem przepisów, które rodzą paraliż, a bardzo często korupcję. To jest praktyczna odpowiedź na owo wyzwanie; i czy będzie w rzeczywistości, zobaczymy na tej sali.</text:span></text:p>
      <text:p text:style-name="P1"><text:span text:style-name="T1">    Teraz chciałem parę słów poświęcić drugiej grupie czynników, a mianowicie założeniom co do pozabudżetowej polityki gospodarczej, które przyjęliśmy, konstruując budżet. Generalnie założyliśmy, że rządowe strategie będą realizowane nie tylko w rządzie, ale i w parlamencie. O tych strategiach mówiłem. Jakie są ich filary? Przypomnę - kolejność nie ma tu znaczenia, bo one tworzą pakiet - dalsze wyraźne ulepszanie otoczenia prawnego przedsiębiorstw i innych jednostek gospodarczych. Chciałbym tutaj wspomnieć o odbiurokratyzowaniu, które niekiedy z trudem ˝przebija się˝ przez tę salę, mamy bowiem pewien pakiet projektów rządowych, które od dawna są rozpatrywane, ale tylko niektóre ˝się przebiły˝ - i za to wyrażam wdzięczność. Bardzo ważna ustawa o działalności gospodarczej, która radykalnie zmniejszyła liczbę najbardziej korupcjogennych form ingerencji państwa, czyli polityków i urzędników, w życie gospodarcze, to znaczy koncesji. Wiele jednak zostało jeszcze do zrobienia. Mamy sytuację taką, że jest dużo projektów, a znacznie mniej rezultatów, szczególnie jeśli chodzi o projekty ustaw. Zwracam się kolejny raz z prośbą do Wysokiej Izby o przychylne potraktowanie projektów ustaw, których zasadniczym celem jest zmniejszenie ciężarów biurokratycznych nakładanych na przedsiębiorców i zmniejszenie możliwości korupcji. Prosiłbym bardzo, żeby te ustawy miały tutaj priorytet.</text:span></text:p>
      <text:p text:style-name="P1"><text:span text:style-name="T1">    Dodam przy okazji, że przygotowaliśmy na kolejnych posiedzeniach zespołu ds. odbiurokratyzowania gospodarki pakiet projektów ustaw oraz innych aktów prawnych, które mają zasadniczo odbiurokratyzować mieszkalnictwo - od projektowania do wykonawstwa obiektów budowlanych. Nad tą sferą, tak ważną społecznie, ciąży ogromny bagaż biurokracji, a to jest jak niewidzialny podatek, który podwyższa koszty i m.in. dlatego mamy za mało mieszkań. Wyrażam nadzieję, że ten pakiet propozycji znajdzie tutaj przychylne przyjęcie.</text:span></text:p>
      <text:p text:style-name="P1"><text:span text:style-name="T1">    Kolejna sprawa. Jeżeli mówimy poważnie o przyspieszeniu tworzenia miejsc pracy, to w świetle doświadczeń innych krajów oraz analiz przygotowanych przez kompetentne organizacje międzynarodowe, na czele z OECD, należy dokonać </text:span><text:soft-page-break/><text:span text:style-name="T1">reformy instytucji rynku pracy, usunąć niepotrzebne obciążenia biurokratyczne i usztywnienia. Kraje OECD są zasadniczo zróżnicowane pod względem poziomu zatrudnienia i bezrobocia, mimo że wszystkie działają w tych samych warunkach międzynarodowych i wszystkie podlegają tzw. globalizacji, to różnią się kolosalnie średnim wskaźnikiem bezrobocia. Bezrobocie wynosi w granicach 5% w Stanach Zjednoczonych, w Wielkiej Brytanii, w granicach kilku procent w Holandii, Danii i kilkanaście procent we Francji, w Niemczech, w Hiszpanii. Dlaczego? Odpowiedź na to pytanie nie leży w sferze spekulacji. Mamy dosyć solidnej wiedzy empirycznej. Główna przyczyna tkwi w różnicach w instytucjach rynku pracy. Tam gdzie są duże usztywnienia, tam gdzie są bardzo duże presje płacowe, przedsiębiorstwa płacą konkurencyjnością, a wskutek tego mniejszą zdolnością do tworzenia miejsc pracy. Czynnik pracy staje się droższy, przedsiębiorcy wobec tego instalują maszyny. Ludzie są bezrobotni, maszyny są czynne. Taki jest społeczny skutek polityki nazywanej niekiedy prospołeczną. Moim zdaniem w świetle wszystkich analiz nie ma wątpliwości, jaka jest prawdziwa polityka społeczna. Takie jest wyzwanie, przed którym ta Izba stanie, jeżeli będzie chciała zapewnić miejsca pracy setkom tysięcy młodych ludzi w Polsce. Zostały przygotowane przez rząd propozycje w tej sprawie.</text:span></text:p>
      <text:p text:style-name="P1"><text:span text:style-name="T1">    I jeszcze jedno chcę powiedzieć. Przy bardzo dużych różnicach w średnich wskaźnikach bezrobocia, różnicach zależnych głównie od tego, jakie są instytucje rynku pracy, jest jedna bardzo interesująca rzecz. Otóż bezrobocie w grupie mężczyzn w wieku 20-55 lat jest mniej więcej takie samo w różnych krajach, które mają bardzo różne przeciętne wskaźniki bezrobocia. Kto płaci społeczną cenę za to w krajach, w których przeciętny wskaźnik bezrobocia jest wysoki? Odpowiedź - kobiety i młodzież. Tam, gdzie wskutek złej polityki dotyczącej rynku pracy jest wysokie bezrobocie, ciężar tego bezrobocia spada na kobiety i na młodzież. To są między innymi wyniki ostatnich analiz OECD, organizacji, do której Polska należy. Myślę, że pojęcie polityki prorodzinnej powinno być w tym kontekście bardzo dobrze rozważone.</text:span></text:p>
      <text:p text:style-name="P1"><text:span text:style-name="T1">    Następny filar polityki gospodarczej, który jest uwzględniony w strategii długofalowej i założony w odpowiednim kształcie przy projektowaniu budżetu, to reforma edukacji. Ona ma oczywiście znaczenie długofalowe, jej efekty nie pojawią się jeszcze z dostateczną siłą w roku następnym, ale z całą pewnością trzeba ją traktować jako długofalową inwestycję na rzecz zwiększania zdolności polskiej młodzieży do sprostania wyzwaniom nowoczesnej gospodarki. To jest inwestowanie w kapitał ludzki. O wydatkach na oświatę powiem potem.</text:span></text:p>
      <text:p text:style-name="P1"><text:span text:style-name="T1">    Chcę także powiedzieć, że rząd przy projektowaniu budżetu oraz całej strategii społeczno-gospodarczej przyjął jasne założenia dotyczące prywatyzacji, która - pozwolę sobie powiedzieć raz jeszcze - jest fundamentalną reformą zarówno polityczną, jak i gospodarczą. Jest reformą polityczną, bo odpolitycznia gospodarkę i zawęża zakres zainteresowania polityków obsadzaniem rad nadzorczych, jako że wtedy zajmują się tym wreszcie prywatni właściciele i tylko oni powinni się tym zajmować. Jest reformą gospodarczą, bo bez niej nie ma naprawy przedsiębiorstw, po prostu nie ma szans, żeby, przeciętnie rzecz biorąc, wyjść ze strat i osiągać zyski. A za straty jednych ludzi, jak wiemy, płacą inni. I to jest zasadnicze znaczenie prywatyzacji jako reformy zarazem politycznej i gospodarczej.</text:span></text:p>
      <text:p text:style-name="P1"><text:span text:style-name="T1">    Rząd założył dużą skalę prywatyzacji, odpowiadając właśnie na te potrzeby. Mierzona sumą przychodów w przyszłym roku ta skala to ponad 17 mld. Jest tu też dodatkowe uzasadnienie - ale dodatkowe, odrębne od tego najważniejszego, które przedstawiłem - a mianowicie to, że przychody z prywatyzacji są już rozdysponowane, mają swoje zasadnicze przeznaczenie - reforma emerytalna, jeden </text:span><text:soft-page-break/><text:span text:style-name="T1">niestety z nielicznych przykładów jakiejś współpracy ponad podziałami, rekompensaty, których wypłatę rząd planuje rozpocząć od przyszłego roku w formie gotówkowej, i inne społeczne cele, rozpoczęcie reprywatyzacji. Tak więc sprawne i dobre przeprowadzenie przekształceń własnościowych jest fundamentalną reformą polityczną i gospodarczą i zarazem niezbędnym warunkiem zrealizowania już podjętych zobowiązań wobec rozmaitych grup społecznych.</text:span></text:p>
      <text:p text:style-name="P1"><text:span text:style-name="T1">    Panie Marszałku! Wysoka Izbo! Wśród reform, które zostały uwzględnione zarówno w strategii długookresowej, średniookresowej, jak i w założeniach budżetu znajdują się też uproszczenie i obniżka podatków. Ma to znaczenie nie tylko na krótką, ale i na dłuższą metę. Od tego zależy, jak duża będzie szara strefa, a w konsekwencji, po pewnym czasie, ile wpłynie dochodów podatkowych. Od tego również zależy, jaka część aktywności przedsiębiorcy i każdego człowieka będzie przeznaczana na zajęcia społecznie bezużyteczne, a nawet szkodliwe - wykorzystywanie niejasnych przepisów podatkowych, próba ucieczki w szarą strefę - a jaka wobec tego część czasu będzie wykorzystywana na działania produktywne, które służą poprawie warunków materialnych każdego człowieka, każdej rodziny, a w konsekwencji całego społeczeństwa. To jest umacnianie konkurencyjności przedsiębiorstwa, zwiększanie liczby miejsc pracy - i w tym się zawiera społeczny sens tej reformy. Oprócz tego obejmuje ona w zakresie podatków pośrednich dostosowanie do przewidywanych wymagań Unii Europejskiej.</text:span></text:p>
      <text:p text:style-name="P1"><text:span text:style-name="T1">    Panie Marszałku! Wysoka Izbo! Po omówieniu czynników zewnętrznych i generalnie od nas niezależnych, po omówieniu w wielkim skrócie zasadniczych założeń co do polityki gospodarczej, innych niż budżet, chcę przejść do trzeciego punktu, to jest do kształtu samego budżetu. Kształt samego budżetu - jeszcze raz przypomnę - obejmuje trzy sprawy: po pierwsze, stronę dochodów, po drugie, jakie jest saldo, jeśli deficyt, to jaka jest tendencja, i po trzecie, co wynika z pierwszego i drugiego, jaki jest pułap wydatków, tu jest prosta arytmetyka, i coś co wykracza poza prostą arytmetykę - na co się wydaje publiczne pieniądze. I w tej kolejności chciałbym powiedzieć parę słów.</text:span></text:p>
      <text:p text:style-name="P1"><text:span text:style-name="T1">    Jeżeli chodzi o stronę dochodów, to przy założeniach dotyczących świata zewnętrznego oraz polityki gospodarczej, o której mówiłem, przewidujemy, że dochody budżetu państwa - to jak wiemy obejmuje tylko szczebel centralny - wzrosną realnie o 5,8%, z czego dochody podatkowe - realnie o 4,6%. W bardzo dużym tempie rośnie jedna pozycja, której wzrost tłumaczy dużą dynamikę ogółu dochodów, to jest zysk płacony przez NBP, bo rząd założył że ten zysk wyniesie 2,4 mld zł. Szanowni państwo, dochody budżetu centralnego rosną w tym roku realnie szybciej niż w latach poprzednich. Przy reformie podatków omówię to, ponieważ, jak wiadomo, często jeszcze wbrew faktom się powtarza, że mamy tu do czynienia z jakąś jaskrawą obniżką dochodów budżetu, z przyspieszeniem wzrostu realnego dochodów budżetu. Jeśli ktoś mówi, że za mało, a więc w gruncie rzeczy opowiada się za wzrostem fiskalizmu, to wtedy niech już nie mówi, że jest za obniżaniem bezrobocia, bo jedno z drugim naprawdę trudno pogodzić.</text:span></text:p>
      <text:p text:style-name="P1"><text:span text:style-name="T1">    Teraz, proszę państwa, deficyt, a może szerzej - saldo budżetu. Otóż w naszych finansach publicznych, w tym tzw. budżecie państwa, a ściślej w budżecie szczebla centralnego, nadal będzie występować deficyt. Wedle zamierzeń rządu ma on być mniejszy niż deficyt w 1999 r., który został przedstawiony w założeniach i dotyczy całości sektora publicznego włącznie z deficytem funduszy pozabudżetowych. Konkretniej, w samym budżecie państwa deficyt tegoroczny, zgodnie z przedłożeniem na ten rok, wynosi 12,8, a w roku 2000 ma nastąpić bardzo nieznaczne obniżenie - do 12,7. Natomiast jeśli chodzi o całość finansów </text:span><text:soft-page-break/><text:span text:style-name="T1">publicznych, i to jest wskaźnik miarodajny, całościowy, rząd zakłada, że deficyt wyniesie 13,3 mld zł wobec 17,67 deficytu prognozowanego na ten rok. Relacja deficytu całego sektora finansów publicznych do PKB ma wynieść wedle przewidywań rządu 2,9% w tym roku i obniżyć się do 1,96 w roku następnym. Mamy więc pewną obniżkę deficytu. Trzeba dodać, że rząd podjął decyzję o wypłacie rekompensat, spełniając zobowiązania wynikające z orzeczeń Trybunału Konstytucyjnego. Suma rekompensat wypłacona w 2000 r. ma wynieść 3,28 mld zł. W pewnym stopniu to są dodatkowe wydatki, których jednakże wśród normalnych wydatków budżetowych nie ujmujemy, a są zgodne ze standardami, które uznajemy za słuszne. Ale trzeba pamiętać, że to są dodatkowe - w sensie ekonomicznym, co najmniej w części - wydatki.</text:span></text:p>
      <text:p text:style-name="P1"><text:span text:style-name="T1">    Jeszcze może jeden punkt, kiedy mówimy o deficycie i skutkach ekonomicznych. Wśród wydatków, zgodnie z przyjętymi dobrymi standardami, mieszczą się także bardzo ważne dotacje, tym razem na reformę, a mianowicie na reformę emerytalną. I one rosną z 4 mld do 8,3 mld, a być może więcej, o czym zaraz powiem. Skutek makroekonomiczny tych wydatków jest mniej szkodliwy niż innych wydatków. W sumie gdyby obliczyć taki syntetyczny wskaźnik negatywnego wpływu wszystkich tych czynników dla oszczędności krajowych, to dochodzimy do następujących liczb - ów wskaźnik negatywnego wpływu w 1999 roku szacujemy na -2,4, a w przyszłym roku, przy tych wszystkich założeniach, ma on wynieść -1,22. Oznaczałoby to spory postęp w uzdrawianiu finansów publicznych.</text:span></text:p>
      <text:p text:style-name="P1"><text:span text:style-name="T1">    Szanowni Państwo! Chciałbym przejść do trzeciego punktu kształtu budżetu, który budzi najwięcej uwagi, przynajmniej do tej pory, a mianowicie do wydatków. Tu mamy dwie kwestie: kwotę do wydatkowania i sposób rozdysponowania. Kwota do wydatkowania wynika z decyzji i prognoz dotyczących dochodów. Powiedziałem, miałem okazję powiedzieć tutaj, że realne dochody budżetu państwa rosną o 5,8 realnie, a założony deficyt budżetu państwa, który nominalnie jest prawie taki sam jak w roku ubiegłym, ma wynieść 12,7, w porównaniu z 12,8 w tym roku.</text:span></text:p>
      <text:p text:style-name="P1"><text:span text:style-name="T1">    Chcę jeszcze jedno dodać, mówiąc o pułapie wydatków. Trzeba mianowicie jeszcze uwzględnić w wydatkach sumy, których nie było w takiej skali w dotychczasowych budżetach, a mianowicie środki strukturalne, pomocowe z Unii Europejskiej. Otóż bez tych środków pułap wydatków zaplanowanych w budżecie wynosi 154,1 mld, a przy doliczeniu środków z Unii Europejskiej, w wersji maksymalnej, będzie on wynosił 156,6. Te dwa składniki dają nam bardzo wydatny realny wzrost wydatków.</text:span></text:p>
      <text:p text:style-name="P1"><text:span text:style-name="T1">    Przed jakimi zadaniami, ciśnieniami czy problemami stanął rząd, planując rozdysponowanie, czy w ogóle analizując sprawę wydatków. Po pierwsze, istotne, zasadnicze było to, że po stronie dochodowej nie można doprowadzać do sytuacji, kiedy rozwój i tworzenie miejsc pracy będą dławione, bo to byłoby w zasadniczym konflikcie z deklarowanym powszechnie celem o zmniejszaniu bezrobocia, zwłaszcza wśród młodych. To było pierwsze założenie. Drugie zasadnicze założenie, że skala deficytu nie może przyczyniać się do wzrostu ryzyka załamania gospodarki wskutek zaburzeń, jakie przecież wystąpiły właściwie we wszystkich krajach naszego regionu w trakcie transformacji, z Węgrami w 1994 r. na czele i z Czechosłowacją parę lat temu. Czechy, jak wiecie państwo, wie szanowna Izba, do dziś dnia są w recesji, to znaczy PKB spada, bo dorobili się trzy lata temu kryzysu makroekonomicznego. Żaden odpowiedzialny rząd i żaden odpowiedzialny parlament nie mogą ryzykować sytuacją całego kraju niezależnie od tego, jak szlachetne cele głosi się przy propozycjach zwiększania wydatków. W związku z tym przyjęliśmy takie właśnie </text:span><text:soft-page-break/><text:span text:style-name="T1">założenia dotyczące deficytu. Osobiście byłbym rad, żeby ten deficyt był jeszcze mniejszy. </text:span></text:p>
      <text:p text:style-name="P1"><text:span text:style-name="T1">    I wreszcie trzecia sprawa. Mając określoną pulę wydatków jako sumę przewidywanych dochodów, dopuszczalnego deficytu oraz kwoty środków pomocowych, trzeba było przyjąć pewne kryteria ich rozdysponowania. Te kryteria musiały być spójne z głoszonymi celami, a mianowicie umocnieniem państwa w zakresie jego podstawowych zadań, umocnieniem tych sfer życia, które najściślej wiążą się z rozwojem i tworzeniem miejsc pracy. Takie były kryteria i wedle tych kryteriów przebiegał niełatwy proces planowania struktury wydatków. Wedle tych kryteriów w szczególny sposób są potraktowane wydatki najściślej związane z rozwojem oraz z podstawowymi funkcjami państwa. Oznacza to oczywiście konieczność ograniczania dynamiki innych wydatków.</text:span></text:p>
      <text:p text:style-name="P1"><text:span text:style-name="T1">    W budżecie na rok 2000 pojawiły się pewne czynniki, które łagodziły te, zresztą zrozumiałe, napięcia. Pierwszym czynnikiem było to, że niektóre pozycje wydatków niejako w sposób naturalny się zmniejszyły lub zanikły. Na przykład wydatki na obsługę długu publicznego są mniejsze o 2 mld. Dlaczego? Bo udało nam się, choć w bardzo skromnym jeszcze zakresie, obniżać deficyt. Gdybyśmy bardziej obniżyli deficyt w latach ubiegłych, mielibyśmy mniejsze wydatki w roku przyszłym na obsługę długu, ale w każdym razie mamy tu ok. 2 mld mniej wydatków. Dalej. Pewne wydatki o charakterze jednorazowym, które wystąpiły w tym roku, z natury rzeczy nie wystąpią w następnych latach, na przykład dotacja do uruchomienia kas chorych - był to wydatek jednorazowy, sięgający 1,6 mld, czyli mamy kilka miliardów jak gdyby naturalnego luzu. No i wreszcie to, że pojawiła się wpłata zysku z NBP, z całą pewnością rozszerzyło pole manewru. Choć szczerze mówiąc, lepiej byłoby, aby pewne trwałe podwyżki wydatków finansowane były z innych źródeł niż źródło tego typu.</text:span></text:p>
      <text:p text:style-name="P1"><text:span text:style-name="T1">    Chcę jeszcze, omawiając generalnie wydatki, powiedzieć, że możliwości bardzo wydatnego zwiększenia wydatków na cele ważne dla państwa i dla rozwoju są uzależnione od przyjęcia przez Wysoką Izbę pakietu ustaw racjonalizujących, które rząd przesłał do Wysokiej Izby. Innymi słowy bez akceptacji tego pakietu tempo wzrostu bardzo ważnych wydatków na polepszenie działania państwa i na rozwój musiałoby być znacząco mniejsze.</text:span></text:p>
      <text:p text:style-name="P1"><text:span text:style-name="T1">    I wreszcie ostatnia uwaga generalna. Chciałbym tu od razu zasygnalizować, że kwota dopłat do drugiego filaru systemu emerytalnego - bardzo duża, 8,3 mld w porównania z 4 mld zł - może ulec zwiększeniu. Nie mamy jeszcze dokładnych danych, bo nie zakończył się proces zgłaszania się osób uprawnionych - takie dane pojawią się do końca listopada i jeżeli potwierdzi się to przypuszczenie, to rząd przedstawi odpowiednią zmianę w budżecie. Ta dotacja jest wydatkiem na bardzo ważną reformę. Wymaga to oczywiście - sfinansowanie tej reformy - sprawnej prywatyzacji; im później, tym mniejsze dochody. </text:span></text:p>
      <text:p text:style-name="P1"><text:span text:style-name="T1">    Teraz, panie marszałku, Wysoka Izbo, chciałbym krótko omówić pewne pozycje wydatków, które mieszczą się w sferze określonej przez priorytety - rozwój i podstawowe funkcje państwa. </text:span></text:p>
      <text:p text:style-name="P1"><text:span text:style-name="T1">    Edukacja w rozumieniu zarówno oświaty podstawowej, średniej, jak i wyższej. Na oświatę, czyli szkolnictwo podstawowe i średnie, zaplanowano wydatki o 4,7% wyższe niż przewidywane wykonanie w tym roku, a więc jest to bardzo znaczący realny wzrost. Na szkolnictwo wyższe - o 3,3% realnie, z tym że jednocześnie rozszerzamy system pożyczek studenckich. W tym roku 100 tys. studentów było objętych tym systemem. W budżecie roku 2000 przewidujemy dotację do funduszu pożyczek i kredytów studenckich w wysokości prawie 149 mln zł. Nastąpi więc </text:span><text:soft-page-break/><text:span text:style-name="T1">zwiększenie liczby studentów o najniższych dochodach mających szanse na pożyczki, które są, jak widać, subsydiowane, a na inne formy bieżącej pomocy materialnej w budżecie przyszłorocznym proponuje się przeznaczyć 724 mln zł, co oznacza wzrost prawie o 5% realnie. Mówiąc o szkolnictwie wyższym, chcę też dodać, że nadal rosną środki w pozycji, do której chyba wszyscy przywiązujemy wielką wagę, mianowicie w pozycji inwestycje w szkolnictwie wyższym. Chodzi o to, żeby temu pędowi do oświaty towarzyszyła odpowiedź w postaci zwiększenia fizycznych możliwości kształcenia. Chcę przypomnieć, że w roku 1999 przeznaczyliśmy na ten cel 336 mln zł wobec 162 mln w roku 1998, czyli wzrost realny wyniósł prawie 96%. W 2000 r. takiego wzrostu realnego nie jesteśmy w stanie powtórzyć, ale od tak zdecydowanie podwyższonego pułapu będzie następował dalszy wzrost realny o ponad 7%, czyli do sumy 381 mln zł - prawie podwojenie w jednym roku i bardzo wydatny wzrost w roku następnym. </text:span></text:p>
      <text:p text:style-name="P1"><text:span text:style-name="T1">    Badania naukowe. Proszę państwa, tu wzrost realny jest w przybliżeniu równy przewidywanemu wzrostowi PKB - 5,2, przy czym chcę powiedzieć, że w tej dziedzinie też jest potrzebna reforma, nie wystarczy powiedzieć: pieniądze. A wywodzę się z tego środowiska - uważam, że moim głównym zawodem jest zawód nauczyciela akademickiego - w związku z tym chciałbym coś na ten temat powiedzieć.</text:span></text:p>
      <text:p text:style-name="P1"><text:span text:style-name="T1">    (Poseł Krystyna Łybacka: To widać.)</text:span></text:p>
      <text:p text:style-name="P1"><text:span text:style-name="T1">    Otóż, proszę państwa, tutaj musimy działać w kierunku zwiększania udziału nakładów finansowych pochodzących ze sfery gospodarki, zwłaszcza jeżeli chodzi o badania stosowane i prace rozwojowe, które z natury rzeczy powinny na początku zakładać, że pojawi się produkt, który będzie pozytywnie oceniony przez rynek. Zwiększanie finansowania przez przedsiębiorstwa tej sfery badań i prac rozwojowych wiąże się bardzo ściśle z rozwojem przedsiębiorstw. Reforma gospodarcza, prywatyzacja, ale także wspomaganie różnych form kooperacji w badaniach między mniejszymi przedsiębiorstwami ma tu wielkie znaczenie. </text:span></text:p>
      <text:p text:style-name="P1"><text:span text:style-name="T1">    (Poseł Krystyna Łybacka: Jakie będą zachęty?)</text:span></text:p>
      <text:p text:style-name="P1"><text:span text:style-name="T1">    Pani posłanko, rozumiem, że będzie następna faza pytań i odpowiedzi, być może tę formę dialogu społecznego będziemy dalej prowadzić. Dziękuję bardzo.</text:span></text:p>
      <text:p text:style-name="P1"><text:span text:style-name="T1">    Trzecia pozycja, do której rząd również przywiązuje dużą wagę, to są nakłady na infrastrukturę transportową. Jest oczywiste, że bez jej rozwoju nie ma na dłuższą metę szybkiego rozwoju gospodarczego. Polsce groziłaby ponadto coraz większa liczba wypadków. Dlatego te nakłady zostały potraktowane w sposób szczególny. Przypomnę, że w budżecie na 1999 r. realny wzrost tej pozycji wyniesie 14,5%, a w roku 2000, przy uwzględnieniu możliwych środków z Unii Europejskiej, łączne nakłady na infrastrukturę transportową wzrosną realnie o 23,6%, z tego wydatki na inwestycje na liniach kolejowych wzrosną o ponad 14% realnie, a wydatki na utrzymanie, modernizację i budowę dróg w roku 2000 mają się zwiększyć realnie o ponad 25%.</text:span></text:p>
      <text:p text:style-name="P1"><text:span text:style-name="T1">    Czwarta pozycja, która w przedłożeniu rządowym traktowana jest w sposób szczególny - w przekonaniu rządu, myślę, podzielonym przez Wysoką Izbę - to wydatki na wieś, w tym na rolnictwo. Otóż jeśli uwzględnić możliwe środki zewnętrzne, w tym środki z Unii Europejskiej, to suma tych wydatków - nie liczę nakładów socjalnych, na KRUS, gdzie jest kilkanaście miliardów złotych, to pozostawiam na boku, tylko wydatki o charakterze rozwojowym i na bieżące funkcjonowanie pewnych instytucji - kompleks wydatków, włącznie ze środkami zewnętrznymi, wzrośnie wedle przedłożenia rządowego realnie o 46,5%.W strukturze tych wydatków kładzie się nacisk na inwestycje, tworzenie miejsc pracy poza </text:span><text:soft-page-break/><text:span text:style-name="T1">rolnictwem. Oprócz tego w innych pozycjach mamy zwiększenia wydatków na poprawę jakości wiejskiej oświaty. W budżecie zarezerwowano specjalną kwotę 100 mln zł na stypendia dla młodzieży wiejskiej, niezależnie od kompleksu wydatków na wieś i rolnictwo, gdzie, jak powiedziałem, nakłady, włącznie ze środkami zewnętrznymi, w wersji maksymalnej mają zwiększyć się o 46,5%.</text:span></text:p>
      <text:p text:style-name="P1"><text:span text:style-name="T1">    Piąta pozycja, na którą chciałbym zwrócić uwagę, to są dotacje na restrukturyzację sektorów, które podlegają przemianom i są ekonomicznie chore, to znaczy przynoszą straty. Tutaj rząd proponuje także wydatne zwiększenie nakładów. Ta kategoria wydatków ma wzrosnąć z 1,65 mld w 1999 r. do 2,25 mld w 2000 r. Mieszczą się tutaj nakłady na reformę górnictwa oraz na reformę służby zdrowia, a ściślej na system osłonowy. Na ten drugi cel wydatki w tym roku mają wynieść 82 mln zł, a w roku 2000 - 265 mln zł, czyli trzy razy więcej.</text:span></text:p>
      <text:p text:style-name="P1"><text:span text:style-name="T1">    Panie Marszałku! Wysoka Izbo! Kończąc prezentację głównych punktów pakietu budżetowego, chciałbym jeszcze parę słów poświęcić ostatniej grupie czynników, to znaczy wynikom gospodarczym, albo inaczej - przewidywanej sytuacji gospodarczej. Sytuacja gospodarcza - jak starałem się powiedzieć - zależy od dwóch sił: od sił od nas - od kraju, od państwa - niezależnych oraz od sił od nas zależnych. Co do sił niezależnych to przypomnę, że przewidujemy - i na tym przewidywaniu oparty jest budżet - że sytuacja zewnętrzna będzie lepsza od sytuacji z drugiej połowy 1998 r. oraz z pierwszej połowy 1999 r. To założenie jest bardziej prawdopodobne od założenia przeciwnego. Założenie to jest jednym z ważnych powodów, iż przewidujemy, że w 2000 r. wzrost gospodarczy w Polsce przekroczy 5%. Ściślej mówiąc, ma on wynieść 5,2%. Ale u podstaw tego założenia leży nade wszystko projektowana polityka gospodarcza, która, jak powiedziałem, ma wpływ nie tylko na rok 2000, ale i co najmniej na następnych parę lat. </text:span></text:p>
      <text:p text:style-name="P1"><text:span text:style-name="T1">    Przewidujemy, że w wyniku współgrania niezależnych czynników zewnętrznych i zależnych od nas czynników wewnętrznych będzie następował dalszy spadek inflacji. Przebyliśmy daleką drogę od inflacji wynoszącej 30-40% miesięcznie do poniżej dziesięcioprocentowej rocznie. Jeszcze mamy tu trochę do zrobienia - musimy inflację obniżyć poniżej 2% rocznie, blisko 1% to docelowa, dopuszczalna inflacja. Zakładamy, że w przyszłym roku inflacja spadnie do poniżej 6%. Przypomnę, że jeszcze w 1997 r. wynosiła ona prawie 15%. A zatem mamy do czynienia z konsekwentnym procesem obniżania inflacji.</text:span></text:p>
      <text:p text:style-name="P1"><text:span text:style-name="T1">    Trzeci zasadniczy składnik sytuacji gospodarczej to tempo wzrostu zatrudnienia i związane z tym tempo obniżania się bezrobocia. Tutaj sukcesy są kluczowo potrzebne i w zasadniczym stopniu zależą zarówno od kształtu budżetu, jak i od reform mu towarzyszących, na czele z ulepszaniem otoczenia prawnego przedsiębiorstw, odbiurokratyzowaniem, uproszczeniem i obniżaniem podatków. Generalnie chodzi o odciążenie tych, którzy tworzą pracę, czyli pracodawców.</text:span></text:p>
      <text:p text:style-name="P1"><text:span text:style-name="T1">    Panie Marszałku! Wysoka Izbo! Kończąc prezentację głównych punktów dotyczących pakietu budżetowego, chcę wyrazić nadzieję, że dalsza debata przebiegnie w stylu i w duchu, które odpowiadają wadze zadań, jakie musimy wykonać, i szans, jakie musimy wykorzystać, to znaczy, że będzie to debata poważna, rzetelna i fachowa. Dziękuję bardzo. (Oklaski)</text:span></text:p>
      <text:p text:style-name="Standard"><text:bookmark-end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04:00</meta:creation-date>
    <dc:date>2013-01-09T14:05:00</dc:date>
    <meta:editing-duration>PT1S</meta:editing-duration>
    <meta:generator>LibreOffice/3.6$Windows_x86 LibreOffice_project/2ef5aff-a6fb0ff-166bdff-cf087ad-0f1389</meta:generator>
    <meta:document-statistic meta:table-count="0" meta:image-count="0" meta:object-count="0" meta:page-count="11" meta:paragraph-count="64" meta:word-count="5658" meta:character-count="39953" meta:non-whitespace-character-count="341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